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78" manifest:media-type="application/x-openoffice-gdimetafile;windows_formatname=&quot;GDIMetaFile&quot;"/>
  <manifest:file-entry manifest:full-path="ObjectReplacements/Object 101" manifest:media-type="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7" manifest:media-type="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" manifest:media-type=""/>
  <manifest:file-entry manifest:full-path="ObjectReplacements/Object 172" manifest:media-type="application/x-openoffice-gdimetafile;windows_formatname=&quot;GDIMetaFile&quot;"/>
  <manifest:file-entry manifest:full-path="ObjectReplacements/Object 104" manifest:media-type=""/>
  <manifest:file-entry manifest:full-path="ObjectReplacements/Object 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2" manifest:media-type="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3" manifest:media-type="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3" manifest:media-type=""/>
  <manifest:file-entry manifest:full-path="ObjectReplacements/Object 134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10" manifest:media-type="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0" manifest:media-type=""/>
  <manifest:file-entry manifest:full-path="ObjectReplacements/Object 76" manifest:media-type="application/x-openoffice-gdimetafile;windows_formatname=&quot;GDIMetaFile&quot;"/>
  <manifest:file-entry manifest:full-path="ObjectReplacements/Object 98" manifest:media-type=""/>
  <manifest:file-entry manifest:full-path="ObjectReplacements/Object 20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36" manifest:media-type="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20" manifest:media-type="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"/>
  <manifest:file-entry manifest:full-path="ObjectReplacements/Object 20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"/>
  <manifest:file-entry manifest:full-path="ObjectReplacements/Object 20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9" manifest:media-type=""/>
  <manifest:file-entry manifest:full-path="ObjectReplacements/Object 19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"/>
  <manifest:file-entry manifest:full-path="ObjectReplacements/Object 43" manifest:media-type=""/>
  <manifest:file-entry manifest:full-path="ObjectReplacements/Object 14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4" manifest:media-type=""/>
  <manifest:file-entry manifest:full-path="ObjectReplacements/Object 2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8" manifest:media-type="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89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80000046B0F25E34C4F689FF2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400000048AF2F68E92A00D0075.png" manifest:media-type="image/png"/>
  <manifest:file-entry manifest:full-path="Pictures/10000001000003060000041B94A71C9B93337C64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Pictures/10000001000003280000046BA2C5DA0A117A897F.png" manifest:media-type="image/png"/>
  <manifest:file-entry manifest:full-path="Pictures/100000010000033100000470706D84B048A04A90.png" manifest:media-type="image/png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9cm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4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  <style:paragraph-properties style:writing-mode="lr-tb"/>
    </style:style>
    <style:style style:name="gr62" style:family="graphic" style:parent-style-name="objectwithoutfill">
      <style:graphic-properties draw:marker-end="Arrowheads_20_1" draw:marker-end-width="0.3cm" draw:fill="none" draw:textarea-vertical-align="middle"/>
    </style:style>
    <style:style style:name="gr63" style:family="graphic" style:parent-style-name="objectwithoutfill">
      <style:graphic-properties draw:marker-end="Arrowheads_20_2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69" style:family="graphic" style:parent-style-name="objectwithoutfill">
      <style:graphic-properties draw:stroke="dash" draw:stroke-dash="Long_20_Dot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75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76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2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3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style:style style:name="T17" style:family="text">
      <style:text-properties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8" draw:text-style-name="P12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5" draw:style-name="dp1" draw:master-page-name="Default">
        <draw:custom-shape draw:style-name="gr6" draw:text-style-name="P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5cm" svg:y1="4.4cm" svg:x2="7.35cm" svg:y2="4.4cm">
          <text:p/>
        </draw:line>
        <draw:line draw:style-name="gr7" draw:text-style-name="P2" draw:layer="layout" svg:x1="5.95cm" svg:y1="5cm" svg:x2="7.35cm" svg:y2="5cm">
          <text:p/>
        </draw:line>
        <draw:line draw:style-name="gr7" draw:text-style-name="P2" draw:layer="layout" svg:x1="13.25cm" svg:y1="4.7cm" svg:x2="14.65cm" svg:y2="4.7cm">
          <text:p/>
        </draw:line>
        <draw:frame draw:style-name="gr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9" draw:text-style-name="P5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29" draw:text-style-name="P5" draw:layer="layout" svg:width="2.598cm" svg:height="0.806cm" svg:x="9.7cm" svg:y="4.15cm">
          <draw:text-box>
            <text:p><text:span text:style-name="T2">Teknologi</text:span></text:p>
          </draw:text-box>
        </draw:frame>
      </draw:page>
      <draw:page draw:name="page6" draw:style-name="dp1" draw:master-page-name="Default">
        <draw:line draw:style-name="gr12" draw:text-style-name="P2" draw:layer="layout" svg:x1="12cm" svg:y1="14.75cm" svg:x2="16.85cm" svg:y2="14.8cm">
          <text:p/>
        </draw:line>
        <draw:line draw:style-name="gr12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0" draw:text-style-name="P15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1" draw:text-style-name="P16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2" draw:text-style-name="P15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2" draw:layer="layout" svg:x1="12.001cm" svg:y1="20.55cm" svg:x2="16.851cm" svg:y2="20.6cm">
          <text:p/>
        </draw:line>
        <draw:line draw:style-name="gr12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2" draw:layer="layout" svg:x1="12.001cm" svg:y1="25.65cm" svg:x2="16.851cm" svg:y2="25.7cm">
          <text:p/>
        </draw:line>
        <draw:line draw:style-name="gr12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2" draw:layer="layout" svg:x1="1.3cm" svg:y1="14.45cm" svg:x2="6.15cm" svg:y2="14.5cm">
          <text:p/>
        </draw:line>
        <draw:line draw:style-name="gr12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2" draw:layer="layout" svg:x1="1.301cm" svg:y1="20.55cm" svg:x2="6.151cm" svg:y2="20.6cm">
          <text:p/>
        </draw:line>
        <draw:line draw:style-name="gr12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2" draw:layer="layout" svg:x1="1.301cm" svg:y1="25.25cm" svg:x2="6.151cm" svg:y2="25.3cm">
          <text:p/>
        </draw:line>
        <draw:line draw:style-name="gr12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2" draw:text-style-name="P2" draw:layer="layout" svg:x1="1.303cm" svg:y1="6.55cm" svg:x2="6.153cm" svg:y2="6.6cm">
          <text:p/>
        </draw:line>
        <draw:line draw:style-name="gr12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4.503cm" svg:y1="6.55cm" svg:x2="19.353cm" svg:y2="6.6cm">
          <text:p/>
        </draw:line>
        <draw:line draw:style-name="gr12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3" draw:text-style-name="P11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4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4" draw:text-style-name="P15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2" draw:text-style-name="P2" draw:layer="layout" svg:x1="8.104cm" svg:y1="6.45cm" svg:x2="12.954cm" svg:y2="6.5cm">
          <text:p/>
        </draw:line>
        <draw:line draw:style-name="gr12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5" draw:text-style-name="P11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6" draw:text-style-name="P6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7" draw:text-style-name="P9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</draw:page>
      <draw:page draw:name="page7" draw:style-name="dp1" draw:master-page-name="Default">
        <draw:line draw:style-name="gr12" draw:text-style-name="P2" draw:layer="layout" svg:x1="1.502cm" svg:y1="7.25cm" svg:x2="6.352cm" svg:y2="7.3cm">
          <text:p/>
        </draw:line>
        <draw:line draw:style-name="gr12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2" draw:text-style-name="P2" draw:layer="layout" svg:x1="7.802cm" svg:y1="7.35cm" svg:x2="12.652cm" svg:y2="7.4cm">
          <text:p/>
        </draw:line>
        <draw:line draw:style-name="gr12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2" draw:layer="layout" svg:x1="14.602cm" svg:y1="7.35cm" svg:x2="19.452cm" svg:y2="7.4cm">
          <text:p/>
        </draw:line>
        <draw:line draw:style-name="gr12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2" draw:text-style-name="P2" draw:layer="layout" svg:x1="1.503cm" svg:y1="14.75cm" svg:x2="6.353cm" svg:y2="14.8cm">
          <text:p/>
        </draw:line>
        <draw:line draw:style-name="gr12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2" draw:text-style-name="P2" draw:layer="layout" svg:x1="7.803cm" svg:y1="14.85cm" svg:x2="12.653cm" svg:y2="14.9cm">
          <text:p/>
        </draw:line>
        <draw:line draw:style-name="gr12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2" draw:layer="layout" svg:x1="10.704cm" svg:y1="25.45cm" svg:x2="17.2cm" svg:y2="25.5cm">
          <text:p/>
        </draw:line>
        <draw:line draw:style-name="gr12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2" draw:text-style-name="P2" draw:layer="layout" svg:x1="2.005cm" svg:y1="25.45cm" svg:x2="8.501cm" svg:y2="25.5cm">
          <text:p/>
        </draw:line>
        <draw:line draw:style-name="gr12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8" draw:text-style-name="P17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39" draw:text-style-name="P16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0" draw:text-style-name="P16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2" draw:text-style-name="P18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3" draw:text-style-name="P12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19" draw:layer="layout" svg:width="0.724cm" svg:height="1.061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4" draw:text-style-name="P20" draw:layer="layout" svg:width="2.119cm" svg:height="0.526cm" svg:x="3.701cm" svg:y="19.801cm">
          <draw:text-box>
            <text:p><text:span text:style-name="T14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2" draw:text-style-name="P2" draw:layer="layout" svg:x1="14.603cm" svg:y1="14.85cm" svg:x2="19.453cm" svg:y2="14.9cm">
          <text:p/>
        </draw:line>
        <draw:line draw:style-name="gr12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5" draw:text-style-name="P21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6" draw:text-style-name="P15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7" draw:text-style-name="P22" draw:layer="layout" svg:width="4.045cm" svg:height="0.662cm" svg:x="7.55cm" svg:y="9.55cm">
          <draw:text-box>
            <text:p><text:span text:style-name="T15">- Billigere arbeidskraft</text:span></text:p>
          </draw:text-box>
        </draw:frame>
        <draw:frame draw:style-name="gr48" draw:text-style-name="P22" draw:layer="layout" svg:width="4.376cm" svg:height="0.662cm" svg:x="14.35cm" svg:y="9.65cm">
          <draw:text-box>
            <text:p><text:span text:style-name="T15">- Billigere kapital</text:span></text:p>
          </draw:text-box>
        </draw:frame>
        <draw:frame draw:style-name="gr4" draw:text-style-name="P19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19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19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19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19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49" draw:text-style-name="P23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0" draw:text-style-name="P16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19" draw:layer="layout" svg:width="0.724cm" svg:height="1.061cm" svg:x="3.185cm" svg:y="14.9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19" draw:layer="layout" svg:width="0.72cm" svg:height="1.063cm" svg:x="4.684cm" svg:y="25.66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19" draw:layer="layout" svg:width="0.729cm" svg:height="1.063cm" svg:x="3.684cm" svg:y="25.66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</draw:page>
      <draw:page draw:name="page8" draw:style-name="dp1" draw:master-page-name="Default">
        <draw:line draw:style-name="gr12" draw:text-style-name="P2" draw:layer="layout" svg:x1="1.503cm" svg:y1="15.55cm" svg:x2="6.353cm" svg:y2="15.6cm">
          <text:p/>
        </draw:line>
        <draw:line draw:style-name="gr12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2" draw:layer="layout" svg:x1="14.603cm" svg:y1="15.65cm" svg:x2="19.453cm" svg:y2="15.7cm">
          <text:p/>
        </draw:line>
        <draw:line draw:style-name="gr12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1" draw:text-style-name="P6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2" draw:text-style-name="P2" draw:layer="layout" svg:x1="1.602cm" svg:y1="8.15cm" svg:x2="6.452cm" svg:y2="8.2cm">
          <text:p/>
        </draw:line>
        <draw:line draw:style-name="gr12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2" draw:layer="layout" svg:x1="8.202cm" svg:y1="8.15cm" svg:x2="13.052cm" svg:y2="8.2cm">
          <text:p/>
        </draw:line>
        <draw:line draw:style-name="gr12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0" draw:text-style-name="P16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2" draw:text-style-name="P2" draw:layer="layout" svg:x1="14.629cm" svg:y1="8.151cm" svg:x2="19.479cm" svg:y2="8.201cm">
          <text:p/>
        </draw:line>
        <draw:line draw:style-name="gr12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2" draw:text-style-name="P2" draw:layer="layout" svg:x1="1.602cm" svg:y1="24.95cm" svg:x2="6.452cm" svg:y2="25cm">
          <text:p/>
        </draw:line>
        <draw:line draw:style-name="gr12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2" draw:text-style-name="P16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2" draw:text-style-name="P2" draw:layer="layout" svg:x1="14.429cm" svg:y1="24.951cm" svg:x2="19.279cm" svg:y2="25.001cm">
          <text:p/>
        </draw:line>
        <draw:line draw:style-name="gr12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3" draw:text-style-name="P16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4" draw:text-style-name="P16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3" draw:text-style-name="P16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0" draw:text-style-name="P16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2" draw:layer="layout" svg:x1="8.003cm" svg:y1="25.05cm" svg:x2="12.853cm" svg:y2="25.1cm">
          <text:p/>
        </draw:line>
        <draw:line draw:style-name="gr12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5" draw:text-style-name="P12" draw:layer="layout" svg:width="1.201cm" svg:height="0.446cm" svg:x="17.379cm" svg:y="23.538cm">
          <draw:text-box>
            <text:p><text:span text:style-name="T17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56" draw:text-style-name="P12" draw:layer="layout" svg:width="1.129cm" svg:height="0.446cm" svg:x="17.301cm" svg:y="24.31cm">
          <draw:text-box>
            <text:p><text:span text:style-name="T17">Kort sikt</text:span></text:p>
          </draw:text-box>
        </draw:frame>
      </draw:page>
      <draw:page draw:name="page9" draw:style-name="dp1" draw:master-page-name="Default">
        <draw:frame draw:style-name="gr57" draw:text-style-name="P7" draw:layer="layout" svg:width="6.065cm" svg:height="0.962cm" svg:x="1.032cm" svg:y="1.1cm">
          <draw:text-box>
            <text:p>Konsumentens valg</text:p>
          </draw:text-box>
        </draw:frame>
        <draw:line draw:style-name="gr12" draw:text-style-name="P2" draw:layer="layout" svg:x1="2.1cm" svg:y1="18.55cm" svg:x2="6.95cm" svg:y2="18.6cm">
          <text:p/>
        </draw:line>
        <draw:line draw:style-name="gr12" draw:text-style-name="P2" draw:layer="layout" svg:x1="2.106cm" svg:y1="18.554cm" svg:x2="2.1cm" svg:y2="14.85cm">
          <text:p/>
        </draw:line>
        <draw:frame draw:style-name="gr4" draw:text-style-name="P3" draw:layer="layout" svg:width="0.661cm" svg:height="0.53cm" svg:x="7.178cm" svg:y="18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878cm" svg:y="14.3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1.997cm" svg:height="2.149cm" draw:transform="rotate (-3.14159265358979) translate (4.85cm 17.9cm)" svg:viewBox="0 0 1998 2150" svg:d="M0 0c2139 0 1996 2150 1996 2150">
          <text:p/>
        </draw:path>
        <draw:frame draw:style-name="gr4" draw:text-style-name="P3" draw:layer="layout" svg:width="0.665cm" svg:height="0.53cm" svg:x="1.779cm" svg:y="14.0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line draw:style-name="gr12" draw:text-style-name="P2" draw:layer="layout" svg:x1="8.1cm" svg:y1="18.55cm" svg:x2="12.95cm" svg:y2="18.6cm">
          <text:p/>
        </draw:line>
        <draw:line draw:style-name="gr12" draw:text-style-name="P2" draw:layer="layout" svg:x1="8.106cm" svg:y1="18.554cm" svg:x2="8.1cm" svg:y2="14.85cm">
          <text:p/>
        </draw:line>
        <draw:frame draw:style-name="gr4" draw:text-style-name="P3" draw:layer="layout" svg:width="0.661cm" svg:height="0.53cm" svg:x="13.178cm" svg:y="18.3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878cm" svg:y="14.3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1.997cm" svg:height="2.149cm" draw:transform="rotate (-3.14159265358979) translate (10.85cm 17.9cm)" svg:viewBox="0 0 1998 2150" svg:d="M0 0c2139 0 1996 2150 1996 2150">
          <text:p/>
        </draw:path>
        <draw:frame draw:style-name="gr4" draw:text-style-name="P3" draw:layer="layout" svg:width="0.665cm" svg:height="0.53cm" svg:x="7.779cm" svg:y="14.0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2" draw:layer="layout" svg:x1="15.101cm" svg:y1="18.524cm" svg:x2="19.951cm" svg:y2="18.574cm">
          <text:p/>
        </draw:line>
        <draw:line draw:style-name="gr12" draw:text-style-name="P2" draw:layer="layout" svg:x1="15.807cm" svg:y1="18.528cm" svg:x2="15.801cm" svg:y2="14.824cm">
          <text:p/>
        </draw:line>
        <draw:frame draw:style-name="gr4" draw:text-style-name="P3" draw:layer="layout" svg:width="0.2cm" svg:height="0.47cm" svg:x="15.579cm" svg:y="14.237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path draw:style-name="gr3" draw:text-style-name="P2" draw:layer="layout" svg:width="1.997cm" svg:height="2.149cm" draw:transform="rotate (-3.14159265358979) translate (17.851cm 17.874cm)" svg:viewBox="0 0 1998 2150" svg:d="M0 0c2139 0 1996 2150 1996 2150">
          <text:p/>
        </draw:path>
        <draw:frame draw:style-name="gr4" draw:text-style-name="P3" draw:layer="layout" svg:width="0.665cm" svg:height="0.53cm" svg:x="15.48cm" svg:y="13.937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line draw:style-name="gr12" draw:text-style-name="P2" draw:layer="layout" svg:x1="2.1cm" svg:y1="26.55cm" svg:x2="6.95cm" svg:y2="26.6cm">
          <text:p/>
        </draw:line>
        <draw:line draw:style-name="gr12" draw:text-style-name="P2" draw:layer="layout" svg:x1="2.106cm" svg:y1="26.554cm" svg:x2="2.1cm" svg:y2="22.85cm">
          <text:p/>
        </draw:line>
        <draw:frame draw:style-name="gr4" draw:text-style-name="P3" draw:layer="layout" svg:width="0.661cm" svg:height="0.53cm" svg:x="7.178cm" svg:y="26.363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frame draw:style-name="gr4" draw:text-style-name="P3" draw:layer="layout" svg:width="0.2cm" svg:height="0.47cm" svg:x="1.878cm" svg:y="22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path draw:style-name="gr3" draw:text-style-name="P2" draw:layer="layout" svg:width="1.997cm" svg:height="2.149cm" draw:transform="rotate (-3.14159265358979) translate (4.85cm 25.9cm)" svg:viewBox="0 0 1998 2150" svg:d="M0 0c2139 0 1996 2150 1996 2150">
          <text:p/>
        </draw:path>
        <draw:frame draw:style-name="gr4" draw:text-style-name="P3" draw:layer="layout" svg:width="0.665cm" svg:height="0.53cm" svg:x="1.779cm" svg:y="22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2" draw:layer="layout" svg:x1="8.1cm" svg:y1="26.55cm" svg:x2="12.95cm" svg:y2="26.6cm">
          <text:p/>
        </draw:line>
        <draw:line draw:style-name="gr12" draw:text-style-name="P2" draw:layer="layout" svg:x1="8.106cm" svg:y1="26.554cm" svg:x2="8.1cm" svg:y2="22.85cm">
          <text:p/>
        </draw:line>
        <draw:frame draw:style-name="gr4" draw:text-style-name="P3" draw:layer="layout" svg:width="0.661cm" svg:height="0.53cm" svg:x="13.1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7.878cm" svg:y="22.3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path draw:style-name="gr3" draw:text-style-name="P2" draw:layer="layout" svg:width="1.997cm" svg:height="2.149cm" draw:transform="rotate (-3.14159265358979) translate (10.85cm 25.9cm)" svg:viewBox="0 0 1998 2150" svg:d="M0 0c2139 0 1996 2150 1996 2150">
          <text:p/>
        </draw:path>
        <draw:frame draw:style-name="gr4" draw:text-style-name="P3" draw:layer="layout" svg:width="0.665cm" svg:height="0.53cm" svg:x="7.779cm" svg:y="22.0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line draw:style-name="gr12" draw:text-style-name="P2" draw:layer="layout" svg:x1="15.101cm" svg:y1="26.524cm" svg:x2="19.951cm" svg:y2="26.574cm">
          <text:p/>
        </draw:line>
        <draw:line draw:style-name="gr12" draw:text-style-name="P2" draw:layer="layout" svg:x1="15.807cm" svg:y1="26.528cm" svg:x2="15.801cm" svg:y2="22.824cm">
          <text:p/>
        </draw:line>
        <draw:frame draw:style-name="gr4" draw:text-style-name="P3" draw:layer="layout" svg:width="0.2cm" svg:height="0.47cm" svg:x="15.579cm" svg:y="22.337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1.997cm" svg:height="2.149cm" draw:transform="rotate (-3.14159265358979) translate (17.851cm 25.874cm)" svg:viewBox="0 0 1998 2150" svg:d="M0 0c2139 0 1996 2150 1996 2150">
          <text:p/>
        </draw:path>
        <draw:frame draw:style-name="gr4" draw:text-style-name="P3" draw:layer="layout" svg:width="0.665cm" svg:height="0.53cm" svg:x="15.48cm" svg:y="22.03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12" draw:text-style-name="P2" draw:layer="layout" svg:x1="15.001cm" svg:y1="12.298cm" svg:x2="19.851cm" svg:y2="12.348cm">
          <text:p/>
        </draw:line>
        <draw:line draw:style-name="gr12" draw:text-style-name="P2" draw:layer="layout" svg:x1="15.707cm" svg:y1="12.302cm" svg:x2="15.701cm" svg:y2="8.598cm">
          <text:p/>
        </draw:line>
        <draw:frame draw:style-name="gr4" draw:text-style-name="P3" draw:layer="layout" svg:width="0.2cm" svg:height="0.47cm" svg:x="15.479cm" svg:y="8.111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path draw:style-name="gr3" draw:text-style-name="P2" draw:layer="layout" svg:width="1.997cm" svg:height="2.149cm" draw:transform="rotate (-3.14159265358979) translate (17.751cm 11.648cm)" svg:viewBox="0 0 1998 2150" svg:d="M0 0c2139 0 1996 2150 1996 2150">
          <text:p/>
        </draw:path>
        <draw:frame draw:style-name="gr4" draw:text-style-name="P3" draw:layer="layout" svg:width="0.665cm" svg:height="0.53cm" svg:x="15.38cm" svg:y="7.811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line draw:style-name="gr12" draw:text-style-name="P2" draw:layer="layout" svg:x1="15.101cm" svg:y1="7.572cm" svg:x2="19.951cm" svg:y2="7.622cm">
          <text:p/>
        </draw:line>
        <draw:line draw:style-name="gr12" draw:text-style-name="P2" draw:layer="layout" svg:x1="15.807cm" svg:y1="7.576cm" svg:x2="15.801cm" svg:y2="3.872cm">
          <text:p/>
        </draw:line>
        <draw:frame draw:style-name="gr4" draw:text-style-name="P3" draw:layer="layout" svg:width="0.2cm" svg:height="0.47cm" svg:x="15.579cm" svg:y="3.385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path draw:style-name="gr3" draw:text-style-name="P2" draw:layer="layout" svg:width="1.997cm" svg:height="2.149cm" draw:transform="rotate (-3.14159265358979) translate (17.851cm 6.922cm)" svg:viewBox="0 0 1998 2150" svg:d="M0 0c2139 0 1996 2150 1996 2150">
          <text:p/>
        </draw:path>
        <draw:frame draw:style-name="gr4" draw:text-style-name="P3" draw:layer="layout" svg:width="0.665cm" svg:height="0.53cm" svg:x="15.48cm" svg:y="3.085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</draw:page>
      <draw:page draw:name="page10" draw:style-name="dp1" draw:master-page-name="Default">
        <draw:frame draw:style-name="gr58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59" draw:text-style-name="P7" draw:layer="layout" svg:width="5.294cm" svg:height="0.962cm" svg:x="9.207cm" svg:y="3.25cm">
          <draw:text-box>
            <text:p>KonsumentteoriII</text:p>
          </draw:text-box>
        </draw:frame>
        <draw:line draw:style-name="gr12" draw:text-style-name="P2" draw:layer="layout" svg:x1="5cm" svg:y1="14.05cm" svg:x2="9.85cm" svg:y2="14.1cm">
          <text:p/>
        </draw:line>
        <draw:line draw:style-name="gr12" draw:text-style-name="P2" draw:layer="layout" svg:x1="5.006cm" svg:y1="14.054cm" svg:x2="5cm" svg:y2="10.35cm">
          <text:p/>
        </draw:line>
        <draw:frame draw:style-name="gr4" draw:text-style-name="P3" draw:layer="layout" svg:width="0.661cm" svg:height="0.53cm" svg:x="10.078cm" svg:y="13.863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4" draw:text-style-name="P3" draw:layer="layout" svg:width="0.2cm" svg:height="0.47cm" svg:x="4.778cm" svg:y="9.863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path draw:style-name="gr3" draw:text-style-name="P2" draw:layer="layout" svg:width="1.997cm" svg:height="2.149cm" draw:transform="rotate (-3.14159265358979) translate (7.75cm 13.4cm)" svg:viewBox="0 0 1998 2150" svg:d="M0 0c2139 0 1996 2150 1996 2150">
          <text:p/>
        </draw:path>
        <draw:frame draw:style-name="gr4" draw:text-style-name="P3" draw:layer="layout" svg:width="0.665cm" svg:height="0.53cm" svg:x="4.679cm" svg:y="9.563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12" draw:text-style-name="P2" draw:layer="layout" svg:x1="5cm" svg:y1="21.05cm" svg:x2="9.85cm" svg:y2="21.1cm">
          <text:p/>
        </draw:line>
        <draw:line draw:style-name="gr12" draw:text-style-name="P2" draw:layer="layout" svg:x1="5.006cm" svg:y1="21.054cm" svg:x2="5cm" svg:y2="17.35cm">
          <text:p/>
        </draw:line>
        <draw:frame draw:style-name="gr4" draw:text-style-name="P3" draw:layer="layout" svg:width="0.661cm" svg:height="0.53cm" svg:x="10.078cm" svg:y="20.8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778cm" svg:y="16.863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1.997cm" svg:height="2.149cm" draw:transform="rotate (-3.14159265358979) translate (7.75cm 20.4cm)" svg:viewBox="0 0 1998 2150" svg:d="M0 0c2139 0 1996 2150 1996 2150">
          <text:p/>
        </draw:path>
        <draw:frame draw:style-name="gr4" draw:text-style-name="P3" draw:layer="layout" svg:width="0.665cm" svg:height="0.53cm" svg:x="4.679cm" svg:y="16.5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line draw:style-name="gr12" draw:text-style-name="P2" draw:layer="layout" svg:x1="11cm" svg:y1="21.25cm" svg:x2="15.85cm" svg:y2="21.3cm">
          <text:p/>
        </draw:line>
        <draw:line draw:style-name="gr12" draw:text-style-name="P2" draw:layer="layout" svg:x1="11.006cm" svg:y1="21.254cm" svg:x2="11cm" svg:y2="17.55cm">
          <text:p/>
        </draw:line>
        <draw:frame draw:style-name="gr4" draw:text-style-name="P3" draw:layer="layout" svg:width="0.661cm" svg:height="0.53cm" svg:x="16.078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778cm" svg:y="17.0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2" draw:layer="layout" svg:width="1.997cm" svg:height="2.149cm" draw:transform="rotate (-3.14159265358979) translate (13.75cm 20.6cm)" svg:viewBox="0 0 1998 2150" svg:d="M0 0c2139 0 1996 2150 1996 2150">
          <text:p/>
        </draw:path>
        <draw:frame draw:style-name="gr4" draw:text-style-name="P3" draw:layer="layout" svg:width="0.665cm" svg:height="0.53cm" svg:x="10.679cm" svg:y="16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2" draw:layer="layout" svg:x1="11cm" svg:y1="14.05cm" svg:x2="15.85cm" svg:y2="14.1cm">
          <text:p/>
        </draw:line>
        <draw:line draw:style-name="gr12" draw:text-style-name="P2" draw:layer="layout" svg:x1="11.006cm" svg:y1="14.054cm" svg:x2="11cm" svg:y2="10.35cm">
          <text:p/>
        </draw:line>
        <draw:frame draw:style-name="gr4" draw:text-style-name="P3" draw:layer="layout" svg:width="0.661cm" svg:height="0.53cm" svg:x="16.078cm" svg:y="13.8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2cm" svg:height="0.47cm" svg:x="10.778cm" svg:y="9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2" draw:layer="layout" svg:width="1.997cm" svg:height="2.149cm" draw:transform="rotate (-3.14159265358979) translate (13.75cm 13.4cm)" svg:viewBox="0 0 1998 2150" svg:d="M0 0c2139 0 1996 2150 1996 2150">
          <text:p/>
        </draw:path>
        <draw:frame draw:style-name="gr4" draw:text-style-name="P3" draw:layer="layout" svg:width="0.665cm" svg:height="0.53cm" svg:x="10.679cm" svg:y="9.563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</draw:page>
      <draw:page draw:name="page12" draw:style-name="dp1" draw:master-page-name="Default">
        <draw:frame draw:style-name="gr58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60" draw:text-style-name="P7" draw:layer="layout" svg:width="4.164cm" svg:height="0.962cm" svg:x="6.227cm" svg:y="3.75cm">
          <draw:text-box>
            <text:p>Markedsteori</text:p>
          </draw:text-box>
        </draw:frame>
      </draw:page>
      <draw:page draw:name="page14" draw:style-name="dp1" draw:master-page-name="Default">
        <draw:frame draw:style-name="gr58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61" draw:text-style-name="P7" draw:layer="layout" svg:width="2.928cm" svg:height="0.962cm" svg:x="8.25cm" svg:y="3.18cm">
          <draw:text-box>
            <text:p>Monopol</text:p>
          </draw:text-box>
        </draw:frame>
      </draw:page>
      <draw:page draw:name="page16" draw:style-name="dp1" draw:master-page-name="Default">
        <draw:frame draw:style-name="gr58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17" draw:style-name="dp1" draw:master-page-name="Default"/>
      <draw:page draw:name="page18" draw:style-name="dp1" draw:master-page-name="Default">
        <draw:frame draw:style-name="gr58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58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58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58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58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58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24" draw:style-name="dp1" draw:master-page-name="Default">
        <draw:line draw:style-name="gr62" draw:text-style-name="P2" draw:layer="layout" svg:x1="6.081cm" svg:y1="16.875cm" svg:x2="17.511cm" svg:y2="16.875cm">
          <text:p/>
        </draw:line>
        <draw:line draw:style-name="gr63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64" draw:text-style-name="P7" draw:layer="layout" svg:width="2.217cm" svg:height="0.962cm" svg:x="15.853cm" svg:y="11.562cm">
          <draw:text-box>
            <text:p>S=GK</text:p>
          </draw:text-box>
        </draw:frame>
        <draw:frame draw:style-name="gr65" draw:text-style-name="P7" draw:layer="layout" svg:width="1.205cm" svg:height="1.673cm" svg:x="4.493cm" svg:y="7.35cm">
          <draw:text-box>
            <text:p/>
            <text:p/>
          </draw:text-box>
        </draw:frame>
        <draw:frame draw:style-name="gr66" draw:text-style-name="P7" draw:layer="layout" svg:width="0.925cm" svg:height="0.962cm" svg:x="18.146cm" svg:y="16.864cm">
          <draw:text-box>
            <text:p>X</text:p>
          </draw:text-box>
        </draw:frame>
        <draw:frame draw:style-name="gr66" draw:text-style-name="P7" draw:layer="layout" svg:width="0.925cm" svg:height="0.962cm" svg:x="4.811cm" svg:y="5.445cm">
          <draw:text-box>
            <text:p>P</text:p>
          </draw:text-box>
        </draw:frame>
        <draw:frame draw:style-name="gr67" draw:text-style-name="P7" draw:layer="layout" svg:width="1.907cm" svg:height="0.962cm" svg:x="3.858cm" svg:y="7.35cm">
          <draw:text-box>
            <text:p>5000</text:p>
          </draw:text-box>
        </draw:frame>
        <draw:frame draw:style-name="gr67" draw:text-style-name="P7" draw:layer="layout" svg:width="1.907cm" svg:height="0.962cm" svg:x="16.241cm" svg:y="17.827cm">
          <draw:text-box>
            <text:p>2500</text:p>
          </draw:text-box>
        </draw:frame>
        <draw:frame draw:style-name="gr66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67" draw:text-style-name="P7" draw:layer="layout" svg:width="1.907cm" svg:height="0.962cm" svg:x="11.559cm" svg:y="17.518cm">
          <draw:text-box>
            <text:p>1250</text:p>
          </draw:text-box>
        </draw:frame>
        <draw:frame draw:style-name="gr68" draw:text-style-name="P7" draw:layer="layout" svg:width="1.556cm" svg:height="0.962cm" svg:x="7.938cm" svg:y="17.21cm">
          <draw:text-box>
            <text:p>500</text:p>
          </draw:text-box>
        </draw:frame>
        <draw:frame draw:style-name="gr67" draw:text-style-name="P7" draw:layer="layout" svg:width="1.907cm" svg:height="0.962cm" svg:x="3.776cm" svg:y="9.36cm">
          <draw:text-box>
            <text:p>4000</text:p>
          </draw:text-box>
        </draw:frame>
        <draw:line draw:style-name="gr69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67" draw:text-style-name="P7" draw:layer="layout" svg:width="1.907cm" svg:height="0.962cm" svg:x="3.776cm" svg:y="11.347cm">
          <draw:text-box>
            <text:p>3000</text:p>
          </draw:text-box>
        </draw:frame>
        <draw:frame draw:style-name="gr70" draw:text-style-name="P7" draw:layer="layout" svg:width="1.175cm" svg:height="0.962cm" svg:x="11.413cm" svg:y="15.922cm">
          <draw:text-box>
            <text:p>GI</text:p>
          </draw:text-box>
        </draw:frame>
        <draw:frame draw:style-name="gr71" draw:text-style-name="P7" draw:layer="layout" svg:width="1.421cm" svg:height="0.962cm" svg:x="6.416cm" svg:y="8.99cm">
          <draw:text-box>
            <text:p>KO</text:p>
          </draw:text-box>
        </draw:frame>
        <draw:frame draw:style-name="gr72" draw:text-style-name="P7" draw:layer="layout" svg:width="1.383cm" svg:height="0.962cm" svg:x="9.008cm" svg:y="11.012cm">
          <draw:text-box>
            <text:p>DV</text:p>
          </draw:text-box>
        </draw:frame>
        <draw:frame draw:style-name="gr73" draw:text-style-name="P7" draw:layer="layout" svg:width="2.123cm" svg:height="0.962cm" svg:x="6.533cm" svg:y="10.795cm">
          <draw:text-box>
            <text:p>PO</text:p>
          </draw:text-box>
        </draw:frame>
        <draw:frame draw:style-name="gr74" draw:text-style-name="P7" draw:layer="layout" svg:width="1.907cm" svg:height="1.28cm" svg:x="9.981cm" svg:y="17.495cm">
          <draw:text-box>
            <text:p>1000</text:p>
          </draw:text-box>
        </draw:frame>
        <draw:line draw:style-name="gr75" draw:text-style-name="P2" draw:layer="layout" svg:x1="8.738cm" svg:y1="16.875cm" svg:x2="8.738cm" svg:y2="9.89cm">
          <text:p/>
        </draw:line>
        <draw:line draw:style-name="gr75" draw:text-style-name="P2" draw:layer="layout" svg:x1="9.738cm" svg:y1="16.876cm" svg:x2="9.573cm" svg:y2="10.525cm">
          <text:p/>
        </draw:line>
        <draw:line draw:style-name="gr69" draw:text-style-name="P2" draw:layer="layout" svg:x1="6.082cm" svg:y1="10.507cm" svg:x2="9.573cm" svg:y2="10.525cm">
          <text:p/>
        </draw:line>
        <draw:frame draw:style-name="gr67" draw:text-style-name="P7" draw:layer="layout" svg:width="1.907cm" svg:height="0.962cm" svg:x="4.176cm" svg:y="10.525cm">
          <draw:text-box>
            <text:p>3800</text:p>
          </draw:text-box>
        </draw:frame>
        <draw:frame draw:style-name="gr68" draw:text-style-name="P7" draw:layer="layout" svg:width="1.556cm" svg:height="0.962cm" svg:x="9.256cm" svg:y="17.192cm">
          <draw:text-box>
            <text:p>600</text:p>
          </draw:text-box>
        </draw:frame>
        <draw:custom-shape draw:style-name="gr76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5" draw:style-name="dp1" draw:master-page-name="Default">
        <draw:frame draw:style-name="gr58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6" draw:style-name="dp1" draw:master-page-name="Default">
        <draw:frame draw:style-name="gr58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7" draw:style-name="dp1" draw:master-page-name="Default">
        <draw:frame draw:style-name="gr58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16T14:01:58.257812498</dc:date>
    <meta:editing-duration>PT13H54M7S</meta:editing-duration>
    <meta:editing-cycles>155</meta:editing-cycles>
    <meta:generator>LibreOffice/7.3.3.2$Linux_X86_64 LibreOffice_project/30$Build-2</meta:generator>
    <meta:document-statistic meta:object-count="679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6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159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171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172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3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96/content.xml><?xml version="1.0" encoding="utf-8"?>
<math xmlns="http://www.w3.org/1998/Math/MathML" display="block"/>
</file>

<file path=Object 19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/>
</file>

<file path=Object 20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5/content.xml><?xml version="1.0" encoding="utf-8"?>
<math xmlns="http://www.w3.org/1998/Math/MathML" display="block"/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4/content.xml><?xml version="1.0" encoding="utf-8"?>
<math xmlns="http://www.w3.org/1998/Math/MathML" display="block"/>
</file>

<file path=Object 22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6/content.xml><?xml version="1.0" encoding="utf-8"?>
<math xmlns="http://www.w3.org/1998/Math/MathML" display="block"/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